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 met un mot de passe medecin: </text:p>
      <text:p text:style-name="P1">on se trompe dans le mot de passe → affiche du message d’erreur </text:p>
      <text:p text:style-name="P1">on rentre met deux dates → applique des tris → impression (pause vidéo ) afficher le truc imprimé ( → montrer à l’oral le coût de l’acte calculé en bas aussi ) </text:p>
      <text:p text:style-name="P1">Test ajouter un acte ( faire pause quand on rentre les donnés du patient...pour prendre moins de temps ) </text:p>
      <text:p text:style-name="P1">Cliquer sur ajouter Acte mettre code et coef et montrer l’affiche.</text:p>
      <text:p text:style-name="P1">( Si on as le temps retrouver la fiche et voir que l’acte a bien été ajouté ) </text:p>
      <text:p text:style-name="P1">Appuyez sur déconnecter.</text:p>
      <text:p text:style-name="P1"/>
      <text:p text:style-name="P1"/>
      <text:p text:style-name="P1">( si le temps se connecter en temps qu’admin et aller sur ajouter un acte 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19" meta:character-count="604" meta:non-whitespace-character-count="488"/>
    <meta:generator>LibreOfficeDev/5.1.0.3$Linux_X86_64 LibreOffice_project/</meta:generator>
  </office:meta>
</office:document-meta>
</file>